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900000121581B2A8A64FAF18F.png" manifest:media-type="image/png"/>
  <manifest:file-entry manifest:full-path="Pictures/100000000000028E000001CE297B13DA1794F4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794cm" fo:min-width="3.82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94cm" fo:min-width="3.826cm"/>
      <style:paragraph-properties style:writing-mode="lr-tb"/>
    </style:style>
    <style:style style:name="gr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94cm" fo:min-width="3.826cm"/>
      <style:paragraph-properties style:writing-mode="lr-tb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9.797cm" fo:min-width="3.338cm" fo:padding-top="0.145cm" fo:padding-bottom="0.145cm" fo:padding-left="0.27cm" fo:padding-right="0.27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794cm" fo:min-width="4.701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794cm" fo:min-width="3.828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6cm" fo:min-width="3.108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5cm" fo:min-width="3.108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7cm" fo:min-width="3.108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6cm" fo:min-width="0.892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5cm" fo:min-width="0.892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7cm" fo:min-width="0.892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4.807cm" fo:min-width="0.717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794cm" fo:min-width="4.327cm"/>
      <style:paragraph-properties style:writing-mode="lr-tb"/>
    </style:style>
    <style:style style:name="gr17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1.06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0.36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2cm" fo:min-width="1.06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2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01cm" fo:min-width="1.16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26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06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26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0.76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06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</style:style>
    <style:style style:name="gr3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</style:style>
    <style:style style:name="gr3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1.06cm" fo:padding-top="0.145cm" fo:padding-bottom="0.145cm" fo:padding-left="0.27cm" fo:padding-right="0.27cm"/>
    </style:style>
    <style:style style:name="gr3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3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8pt" style:font-size-asian="18pt" style:font-size-complex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style:font-name="Calibri1" fo:font-size="18pt" style:font-size-asian="18pt" style:font-size-complex="18pt"/>
    </style:style>
    <style:style style:name="P10" style:family="paragraph">
      <loext:graphic-properties draw:fill="none"/>
      <style:paragraph-properties fo:text-align="center" style:writing-mode="lr-tb"/>
      <style:text-properties style:font-name="Calibri1" fo:font-size="18pt" style:font-size-asian="18pt" style:font-size-complex="1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Calibr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HASH TABL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1" draw:id="id1" draw:layer="layout" svg:width="4.326cm" svg:height="1.044cm" svg:x="3.785cm" svg:y="6.822cm">
          <text:p text:style-name="P2"><text:span text:style-name="T2">(apple, 32)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515cm" svg:height="8.467cm" svg:x="0.164cm" svg:y="-9.878cm">
          <draw:image xlink:href="Pictures/100000000000018900000121581B2A8A64FAF18F.png" xlink:type="simple" xlink:show="embed" xlink:actuate="onLoad" loext:mime-type="image/png">
            <text:p/>
          </draw:image>
        </draw:frame>
        <draw:custom-shape draw:style-name="gr4" draw:text-style-name="P6" xml:id="id3" draw:id="id3" draw:layer="layout" svg:width="4.326cm" svg:height="1.044cm" svg:x="3.785cm" svg:y="9.4cm">
          <text:p text:style-name="P5"><text:span text:style-name="T2">(orange, 54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4.326cm" svg:height="1.044cm" svg:x="3.785cm" svg:y="11.678cm">
          <text:p text:style-name="P5"><text:span text:style-name="T2">(banana, 67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38cm" svg:height="10.047cm" svg:x="9.984cm" svg:y="5.4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1cm" svg:height="1.044cm" svg:x="3.348cm" svg:y="4.022cm">
          <text:p text:style-name="P2"><text:span text:style-name="T2">Key-Value Pair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28cm" svg:height="1.044cm" svg:x="16.042cm" svg:y="4.022cm">
          <text:p text:style-name="P2"><text:span text:style-name="T2">Bucket Array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3.648cm" svg:height="1.256cm" svg:x="17.09cm" svg:y="5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3.648cm" svg:height="1.256cm" svg:x="17.09cm" svg:y="6.731cm">
            <text:p text:style-name="P8">5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3.648cm" svg:height="1.255cm" svg:x="17.09cm" svg:y="7.987cm">
            <text:p text:style-name="P8">3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3.648cm" svg:height="1.256cm" svg:x="17.09cm" svg:y="9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3.648cm" svg:height="1.255cm" svg:x="17.09cm" svg:y="11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3.648cm" svg:height="1.257cm" svg:x="17.09cm" svg:y="13.01cm">
            <text:p text:style-name="P8">6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3.648cm" svg:height="1.255cm" svg:x="17.09cm" svg:y="14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1.432cm" svg:height="1.256cm" svg:x="15.658cm" svg:y="5.475cm">
            <text:p text:style-name="P8">0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xml:id="id4" draw:id="id4" draw:layer="layout" svg:width="1.432cm" svg:height="1.256cm" svg:x="15.658cm" svg:y="6.731cm">
            <text:p text:style-name="P8">00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xml:id="id2" draw:id="id2" draw:layer="layout" svg:width="1.432cm" svg:height="1.255cm" svg:x="15.658cm" svg:y="7.987cm">
            <text:p text:style-name="P8">00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1.432cm" svg:height="1.256cm" svg:x="15.658cm" svg:y="9.242cm">
            <text:p text:style-name="P8">00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432cm" svg:height="1.255cm" svg:x="15.658cm" svg:y="11.755cm">
            <text:p text:style-name="P8">01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xml:id="id6" draw:id="id6" draw:layer="layout" svg:width="1.432cm" svg:height="1.257cm" svg:x="15.658cm" svg:y="13.01cm">
            <text:p text:style-name="P8">0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432cm" svg:height="1.255cm" svg:x="15.658cm" svg:y="14.267cm">
            <text:p text:style-name="P8">0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257cm" svg:height="5.097cm" draw:transform="rotate (-1.5707963267949) translate (20.755cm 10.498cm)">
            <text:p text:style-name="P9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6" draw:text-style-name="P3" draw:layer="layout" svg:width="4.827cm" svg:height="1.044cm" svg:x="9.49cm" svg:y="4.022cm">
          <text:p text:style-name="P2"><text:span text:style-name="T2">Hash Function</text:span></text:p>
          <draw:enhanced-geometry svg:viewBox="0 0 21600 21600" draw:type="rectangle" draw:enhanced-path="M 0 0 L 21600 0 21600 21600 0 21600 0 0 Z N"/>
        </draw:custom-shape>
        <draw:connector draw:style-name="gr17" draw:text-style-name="P11" draw:layer="layout" draw:type="curve" svg:x1="8.111cm" svg:y1="7.344cm" svg:x2="15.658cm" svg:y2="8.614cm" draw:start-shape="id1" draw:start-glue-point="1" draw:end-shape="id2" draw:end-glue-point="3" svg:d="M8111 7344c5646 0 1873 1270 7547 1270" svg:viewBox="0 0 7548 1271">
          <text:p/>
        </draw:connector>
        <draw:connector draw:style-name="gr17" draw:text-style-name="P11" draw:layer="layout" draw:type="curve" svg:x1="8.111cm" svg:y1="9.922cm" svg:x2="15.658cm" svg:y2="7.359cm" draw:start-shape="id3" draw:start-glue-point="1" draw:end-shape="id4" draw:end-glue-point="3" svg:d="M8111 9922c5646 0 1873-2563 7547-2563" svg:viewBox="0 0 7548 2564">
          <text:p/>
        </draw:connector>
        <draw:connector draw:style-name="gr17" draw:text-style-name="P11" draw:layer="layout" draw:type="curve" svg:x1="8.111cm" svg:y1="12.2cm" svg:x2="15.658cm" svg:y2="13.638cm" draw:start-shape="id5" draw:start-glue-point="1" draw:end-shape="id6" svg:d="M8111 12200c5646 0 1873 1438 7547 1438" svg:viewBox="0 0 7548 1439">
          <text:p/>
        </draw:connector>
      </draw:page>
      <draw:page draw:name="page3" draw:style-name="dp1" draw:master-page-name="Default">
        <draw:custom-shape draw:style-name="gr18" draw:text-style-name="P7" draw:layer="layout" svg:width="1.6cm" svg:height="1.6cm" svg:x="8.802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6cm" svg:height="1.6cm" svg:x="8.802cm" svg:y="13.909cm">
          <text:p text:style-name="P8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8" draw:id="id8" draw:layer="layout" svg:width="1.6cm" svg:height="1.6cm" svg:x="8.802cm" svg:y="9.109cm">
          <text:p text:style-name="P8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9" draw:id="id9" draw:layer="layout" svg:width="1.6cm" svg:height="1.6cm" svg:x="8.802cm" svg:y="10.709cm">
          <text:p text:style-name="P8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1" draw:id="id11" draw:layer="layout" svg:width="1.6cm" svg:height="1.6cm" svg:x="8.802cm" svg:y="5.909cm">
          <text:p text:style-name="P8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7" draw:id="id7" draw:layer="layout" svg:width="1.6cm" svg:height="1.6cm" svg:x="8.802cm" svg:y="7.509cm">
          <text:p text:style-name="P8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6cm" svg:height="1.6cm" svg:x="8.802cm" svg:y="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2cm" svg:y="4.3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1cm" svg:y="5.909cm">
          <text:p text:style-name="P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1cm" svg:y="7.509cm">
          <text:p text:style-name="P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cm" svg:y="9.109cm">
          <text:p text:style-name="P8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2cm" svg:y="10.709cm">
          <text:p text:style-name="P8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1cm" svg:y="12.309cm">
          <text:p text:style-name="P8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1cm" svg:y="13.909cm">
          <text:p text:style-name="P8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.6cm" svg:height="0.802cm" draw:transform="rotate (-0.00261799387799158) translate (8.805cm 15.496cm)">
          <text:p text:style-name="P9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5.5cm" svg:height="1.6cm" svg:x="0cm" svg:y="-2.2cm">
          <text:p text:style-name="P1"><text:span text:style-name="T1">Linear probing</text:span></text:p>
          <draw:enhanced-geometry svg:viewBox="0 0 21600 21600" draw:type="rectangle" draw:enhanced-path="M 0 0 L 21600 0 21600 21600 0 21600 0 0 Z N"/>
        </draw:custom-shape>
        <draw:connector draw:style-name="gr17" draw:text-style-name="P11" draw:layer="layout" draw:type="curve" svg:x1="10.402cm" svg:y1="8.309cm" svg:x2="10.402cm" svg:y2="9.909cm" draw:start-shape="id7" draw:start-glue-point="1" draw:end-shape="id8" svg:d="M10402 8309c780 0 780 1600 0 1600" svg:viewBox="0 0 586 1601">
          <text:p/>
        </draw:connector>
        <draw:connector draw:style-name="gr17" draw:text-style-name="P11" draw:layer="layout" draw:type="curve" svg:x1="10.402cm" svg:y1="9.909cm" svg:x2="10.402cm" svg:y2="11.509cm" draw:start-shape="id8" draw:start-glue-point="1" draw:end-shape="id9" draw:end-glue-point="1" svg:d="M10402 9909c780 0 780 1600 0 1600" svg:viewBox="0 0 586 1601">
          <text:p/>
        </draw:connector>
        <draw:connector draw:style-name="gr17" draw:text-style-name="P11" draw:layer="layout" draw:type="curve" svg:x1="11.6cm" svg:y1="6.709cm" svg:x2="10.402cm" svg:y2="6.709cm" draw:start-shape="id10" draw:start-glue-point="3" draw:end-shape="id11" draw:end-glue-point="1" svg:d="M11600 6709h-1198" svg:viewBox="0 0 1199 1">
          <text:p/>
        </draw:connector>
        <draw:custom-shape draw:style-name="gr22" draw:text-style-name="P7" xml:id="id10" draw:id="id10" draw:layer="layout" svg:width="1.7cm" svg:height="1.3cm" svg:x="11.6cm" svg:y="6.059cm">
          <text:p text:style-name="P8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1cm" svg:x="11.043cm" svg:y="8.6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1cm" svg:x="11.043cm" svg:y="10.2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0.402cm" svg:y1="6.709cm" svg:x2="10.402cm" svg:y2="8.309cm" draw:start-shape="id11" draw:start-glue-point="1" draw:end-shape="id7" draw:end-glue-point="1" svg:d="M10402 6709c780 0 780 1600 0 1600" svg:viewBox="0 0 586 1601">
          <text:p/>
        </draw:connector>
        <draw:custom-shape draw:style-name="gr23" draw:text-style-name="P7" draw:layer="layout" svg:width="0.8cm" svg:height="1cm" svg:x="11.043cm" svg:y="7.0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7" draw:id="id17" draw:layer="layout" svg:width="1.6cm" svg:height="1.6cm" svg:x="17.50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6cm" svg:height="1.6cm" svg:x="17.502cm" svg:y="13.9cm">
          <text:p text:style-name="P8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3" draw:id="id13" draw:layer="layout" svg:width="1.6cm" svg:height="1.6cm" svg:x="17.502cm" svg:y="9.1cm">
          <text:p text:style-name="P8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4" draw:id="id14" draw:layer="layout" svg:width="1.6cm" svg:height="1.6cm" svg:x="17.502cm" svg:y="10.7cm">
          <text:p text:style-name="P8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6" draw:id="id16" draw:layer="layout" svg:width="1.6cm" svg:height="1.6cm" svg:x="17.502cm" svg:y="5.9cm">
          <text:p text:style-name="P8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2" draw:id="id12" draw:layer="layout" svg:width="1.6cm" svg:height="1.6cm" svg:x="17.502cm" svg:y="7.5cm">
          <text:p text:style-name="P8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6cm" svg:height="1.6cm" svg:x="17.50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2cm" svg:y="4.3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1cm" svg:y="5.9cm">
          <text:p text:style-name="P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1cm" svg:y="7.5cm">
          <text:p text:style-name="P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cm" svg:y="9.1cm">
          <text:p text:style-name="P8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2cm" svg:y="10.7cm">
          <text:p text:style-name="P8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1cm" svg:y="12.3cm">
          <text:p text:style-name="P8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1cm" svg:y="13.9cm">
          <text:p text:style-name="P8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6cm" svg:height="0.8cm" draw:transform="rotate (-0.00261799387799158) translate (17.505cm 15.487cm)"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9.102cm" svg:y1="8.3cm" svg:x2="19.102cm" svg:y2="9.9cm" draw:start-shape="id12" draw:start-glue-point="1" draw:end-shape="id13" svg:d="M19102 8300c780 0 780 1600 0 1600" svg:viewBox="0 0 586 1601">
          <text:p/>
        </draw:connector>
        <draw:connector draw:style-name="gr17" draw:text-style-name="P11" draw:layer="layout" draw:type="curve" svg:x1="19.102cm" svg:y1="9.9cm" svg:x2="19.102cm" svg:y2="11.5cm" draw:start-shape="id13" draw:start-glue-point="1" draw:end-shape="id14" draw:end-glue-point="1" svg:d="M19102 9900c780 0 780 1600 0 1600" svg:viewBox="0 0 586 1601">
          <text:p/>
        </draw:connector>
        <draw:connector draw:style-name="gr17" draw:text-style-name="P11" draw:layer="layout" draw:type="curve" svg:x1="20.3cm" svg:y1="6.7cm" svg:x2="19.102cm" svg:y2="6.7cm" draw:start-shape="id15" draw:start-glue-point="3" draw:end-shape="id16" draw:end-glue-point="1" svg:d="M20300 6700h-1198" svg:viewBox="0 0 1199 1">
          <text:p/>
        </draw:connector>
        <draw:custom-shape draw:style-name="gr22" draw:text-style-name="P7" xml:id="id15" draw:id="id15" draw:layer="layout" svg:width="1.7cm" svg:height="1.3cm" svg:x="20.3cm" svg:y="6.05cm">
          <text:p text:style-name="P8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1cm" svg:x="19.743cm" svg:y="8.6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1cm" svg:x="19.743cm" svg:y="10.2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9.102cm" svg:y1="6.7cm" svg:x2="19.102cm" svg:y2="8.3cm" draw:start-shape="id16" draw:start-glue-point="1" draw:end-shape="id12" draw:end-glue-point="1" svg:d="M19102 6700c780 0 780 1600 0 1600" svg:viewBox="0 0 586 1601">
          <text:p/>
        </draw:connector>
        <draw:custom-shape draw:style-name="gr23" draw:text-style-name="P7" draw:layer="layout" svg:width="0.8cm" svg:height="1cm" svg:x="19.743cm" svg:y="7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9.102cm" svg:y1="11.5cm" svg:x2="19.102cm" svg:y2="13.1cm" draw:start-shape="id14" draw:start-glue-point="1" draw:end-shape="id17" draw:end-glue-point="1" svg:d="M19102 11500c780 0 780 1600 0 1600" svg:viewBox="0 0 586 1601">
          <text:p/>
        </draw:connector>
        <draw:custom-shape draw:style-name="gr23" draw:text-style-name="P7" draw:layer="layout" svg:width="0.8cm" svg:height="1cm" svg:x="19.734cm" svg:y="11.8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2.8cm" svg:height="1cm" svg:x="10.7cm" svg:y="11.509cm">
          <text:p text:style-name="P8">success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1.3cm" svg:height="0.8cm" svg:x="19.5cm" svg:y="13.109cm">
          <text:p text:style-name="P8">fail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6cm" svg:height="0.8cm" draw:transform="rotate (-0.00261799387799158) translate (8.805cm 17.008cm)">
          <text:p text:style-name="P2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6cm" svg:height="0.8cm" draw:transform="rotate (-0.00261799387799158) translate (17.502cm 17.009cm)">
          <text:p text:style-name="P2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21" draw:text-style-name="P1" draw:layer="layout" svg:width="5.5cm" svg:height="1.6cm" svg:x="0cm" svg:y="-2.2cm">
          <text:p text:style-name="P1"><text:span text:style-name="T1">quadratic prob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6cm" svg:height="1.6cm" svg:x="8.802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6cm" svg:height="1.6cm" svg:x="8.802cm" svg:y="13.909cm">
          <text:p text:style-name="P8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9" draw:id="id19" draw:layer="layout" svg:width="1.6cm" svg:height="1.6cm" svg:x="8.802cm" svg:y="9.109cm">
          <text:p text:style-name="P8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0" draw:id="id20" draw:layer="layout" svg:width="1.6cm" svg:height="1.6cm" svg:x="8.802cm" svg:y="10.709cm">
          <text:p text:style-name="P8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2" draw:id="id22" draw:layer="layout" svg:width="1.6cm" svg:height="1.6cm" svg:x="8.802cm" svg:y="5.909cm">
          <text:p text:style-name="P8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8" draw:id="id18" draw:layer="layout" svg:width="1.6cm" svg:height="1.6cm" svg:x="8.802cm" svg:y="7.509cm">
          <text:p text:style-name="P8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6cm" svg:height="1.6cm" svg:x="8.802cm" svg:y="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2cm" svg:y="4.3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1cm" svg:y="5.909cm">
          <text:p text:style-name="P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1cm" svg:y="7.509cm">
          <text:p text:style-name="P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cm" svg:y="9.109cm">
          <text:p text:style-name="P8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2cm" svg:y="10.709cm">
          <text:p text:style-name="P8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1cm" svg:y="12.309cm">
          <text:p text:style-name="P8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01cm" svg:y="13.909cm">
          <text:p text:style-name="P8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.6cm" svg:height="0.802cm" draw:transform="rotate (-0.00261799387799158) translate (8.805cm 15.496cm)">
          <text:p text:style-name="P9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0.402cm" svg:y1="8.309cm" svg:x2="10.402cm" svg:y2="9.909cm" draw:start-shape="id18" draw:start-glue-point="1" draw:end-shape="id19" svg:d="M10402 8309c780 0 780 1600 0 1600" svg:viewBox="0 0 586 1601">
          <text:p/>
        </draw:connector>
        <draw:connector draw:style-name="gr17" draw:text-style-name="P11" draw:layer="layout" draw:type="curve" svg:x1="10.402cm" svg:y1="9.909cm" svg:x2="10.402cm" svg:y2="11.509cm" draw:start-shape="id19" draw:start-glue-point="1" draw:end-shape="id20" draw:end-glue-point="1" svg:d="M10402 9909c780 0 780 1600 0 1600" svg:viewBox="0 0 586 1601">
          <text:p/>
        </draw:connector>
        <draw:connector draw:style-name="gr17" draw:text-style-name="P11" draw:layer="layout" draw:type="curve" svg:x1="11.6cm" svg:y1="6.709cm" svg:x2="10.402cm" svg:y2="6.709cm" draw:start-shape="id21" draw:start-glue-point="3" draw:end-shape="id22" draw:end-glue-point="1" svg:d="M11600 6709h-1198" svg:viewBox="0 0 1199 1">
          <text:p/>
        </draw:connector>
        <draw:custom-shape draw:style-name="gr22" draw:text-style-name="P7" xml:id="id21" draw:id="id21" draw:layer="layout" svg:width="1.7cm" svg:height="1.3cm" svg:x="11.6cm" svg:y="6.059cm">
          <text:p text:style-name="P8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1cm" svg:x="11.043cm" svg:y="8.6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1cm" svg:x="11.043cm" svg:y="10.2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0.402cm" svg:y1="6.709cm" svg:x2="10.402cm" svg:y2="8.309cm" draw:start-shape="id22" draw:start-glue-point="1" draw:end-shape="id18" draw:end-glue-point="1" svg:d="M10402 6709c780 0 780 1600 0 1600" svg:viewBox="0 0 586 1601">
          <text:p/>
        </draw:connector>
        <draw:custom-shape draw:style-name="gr23" draw:text-style-name="P7" draw:layer="layout" svg:width="0.8cm" svg:height="1cm" svg:x="11.043cm" svg:y="7.0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8" draw:id="id28" draw:layer="layout" svg:width="1.6cm" svg:height="1.6cm" svg:x="17.50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6cm" svg:height="1.6cm" svg:x="17.502cm" svg:y="13.9cm">
          <text:p text:style-name="P8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4" draw:id="id24" draw:layer="layout" svg:width="1.6cm" svg:height="1.6cm" svg:x="17.502cm" svg:y="9.1cm">
          <text:p text:style-name="P8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5" draw:id="id25" draw:layer="layout" svg:width="1.6cm" svg:height="1.6cm" svg:x="17.502cm" svg:y="10.7cm">
          <text:p text:style-name="P8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7" draw:id="id27" draw:layer="layout" svg:width="1.6cm" svg:height="1.6cm" svg:x="17.502cm" svg:y="5.9cm">
          <text:p text:style-name="P8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3" draw:id="id23" draw:layer="layout" svg:width="1.6cm" svg:height="1.6cm" svg:x="17.502cm" svg:y="7.5cm">
          <text:p text:style-name="P8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6cm" svg:height="1.6cm" svg:x="17.50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2cm" svg:y="4.3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1cm" svg:y="5.9cm">
          <text:p text:style-name="P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1cm" svg:y="7.5cm">
          <text:p text:style-name="P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cm" svg:y="9.1cm">
          <text:p text:style-name="P8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2cm" svg:y="10.7cm">
          <text:p text:style-name="P8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1cm" svg:y="12.3cm">
          <text:p text:style-name="P8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16.301cm" svg:y="13.9cm">
          <text:p text:style-name="P8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1.6cm" svg:height="0.8cm" draw:transform="rotate (-0.00261799387799158) translate (17.505cm 15.487cm)"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9.102cm" svg:y1="8.3cm" svg:x2="19.102cm" svg:y2="9.9cm" draw:start-shape="id23" draw:start-glue-point="1" draw:end-shape="id24" svg:d="M19102 8300c780 0 780 1600 0 1600" svg:viewBox="0 0 586 1601">
          <text:p/>
        </draw:connector>
        <draw:connector draw:style-name="gr17" draw:text-style-name="P11" draw:layer="layout" draw:type="curve" svg:x1="19.102cm" svg:y1="9.9cm" svg:x2="19.102cm" svg:y2="11.5cm" draw:start-shape="id24" draw:start-glue-point="1" draw:end-shape="id25" draw:end-glue-point="1" svg:d="M19102 9900c780 0 780 1600 0 1600" svg:viewBox="0 0 586 1601">
          <text:p/>
        </draw:connector>
        <draw:connector draw:style-name="gr17" draw:text-style-name="P11" draw:layer="layout" draw:type="curve" svg:x1="20.3cm" svg:y1="6.7cm" svg:x2="19.102cm" svg:y2="6.7cm" draw:start-shape="id26" draw:start-glue-point="3" draw:end-shape="id27" draw:end-glue-point="1" svg:d="M20300 6700h-1198" svg:viewBox="0 0 1199 1">
          <text:p/>
        </draw:connector>
        <draw:custom-shape draw:style-name="gr22" draw:text-style-name="P7" xml:id="id26" draw:id="id26" draw:layer="layout" svg:width="1.7cm" svg:height="1.3cm" svg:x="20.3cm" svg:y="6.05cm">
          <text:p text:style-name="P8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1cm" svg:x="19.743cm" svg:y="8.6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1cm" svg:x="19.743cm" svg:y="10.2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9.102cm" svg:y1="6.7cm" svg:x2="19.102cm" svg:y2="8.3cm" draw:start-shape="id27" draw:start-glue-point="1" draw:end-shape="id23" draw:end-glue-point="1" svg:d="M19102 6700c780 0 780 1600 0 1600" svg:viewBox="0 0 586 1601">
          <text:p/>
        </draw:connector>
        <draw:custom-shape draw:style-name="gr23" draw:text-style-name="P7" draw:layer="layout" svg:width="0.8cm" svg:height="1cm" svg:x="19.743cm" svg:y="7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9.102cm" svg:y1="11.5cm" svg:x2="19.102cm" svg:y2="13.1cm" draw:start-shape="id25" draw:start-glue-point="1" draw:end-shape="id28" draw:end-glue-point="1" svg:d="M19102 11500c780 0 780 1600 0 1600" svg:viewBox="0 0 586 1601">
          <text:p/>
        </draw:connector>
        <draw:custom-shape draw:style-name="gr23" draw:text-style-name="P7" draw:layer="layout" svg:width="0.8cm" svg:height="1cm" svg:x="19.734cm" svg:y="11.80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2.8cm" svg:height="1cm" svg:x="10.7cm" svg:y="11.509cm">
          <text:p text:style-name="P8">success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1.3cm" svg:height="0.8cm" svg:x="19.5cm" svg:y="13.109cm">
          <text:p text:style-name="P8">fail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6cm" svg:height="0.8cm" draw:transform="rotate (-0.00261799387799158) translate (8.805cm 17.008cm)">
          <text:p text:style-name="P2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6cm" svg:height="0.8cm" draw:transform="rotate (-0.00261799387799158) translate (17.502cm 17.009cm)">
          <text:p text:style-name="P2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8" draw:text-style-name="P13" draw:layer="layout" svg:width="1.259cm" svg:height="1.261cm" svg:x="11.507cm" svg:y="5.203cm">
          <text:p text:style-name="P12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1.262cm" svg:height="1.261cm" draw:transform="rotate (-3.14159265358979) translate (14.028cm 6.4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3.521cm" svg:y1="5.834cm" svg:x2="15.29cm" svg:y2="5.833cm" draw:start-shape="id29" draw:start-glue-point="6" draw:end-shape="id30" draw:end-glue-point="3" svg:d="M13521 5834c1312 0 428-1 1769-1" svg:viewBox="0 0 1770 2">
          <text:p/>
        </draw:connector>
        <draw:custom-shape draw:style-name="gr30" draw:text-style-name="P14" xml:id="id29" draw:id="id29" draw:layer="layout" svg:width="0.25cm" svg:height="0.251cm" draw:transform="rotate (-3.14159265358979) translate (13.521cm 5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xml:id="id30" draw:id="id30" draw:layer="layout" svg:width="1.262cm" svg:height="1.261cm" svg:x="15.29cm" svg:y="5.203cm">
          <text:p text:style-name="P12"><text:span text:style-name="T2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1.259cm" svg:height="1.261cm" draw:transform="rotate (-3.14159265358979) translate (17.811cm 6.4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7.307cm" svg:y1="5.835cm" svg:x2="19.073cm" svg:y2="5.835cm" draw:start-shape="id31" draw:start-glue-point="6" svg:d="M17307 5835h1766" svg:viewBox="0 0 1767 1">
          <text:p/>
        </draw:connector>
        <draw:custom-shape draw:style-name="gr30" draw:text-style-name="P14" xml:id="id31" draw:id="id31" draw:layer="layout" svg:width="0.253cm" svg:height="0.251cm" draw:transform="rotate (-3.14159265358979) translate (17.307cm 5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draw:layer="layout" svg:width="1.459cm" svg:height="1.261cm" svg:x="19.112cm" svg:y="5.204cm">
          <text:p text:style-name="P1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1.6cm" svg:height="1.6cm" draw:transform="rotate (-3.14159265358979) translate (10.414cm 6.6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9.738cm" svg:y1="5.834cm" svg:x2="11.507cm" svg:y2="5.833cm" draw:start-shape="id32" draw:start-glue-point="6" svg:d="M9738 5834c1702 0 818-1 1769-1" svg:viewBox="0 0 1770 2">
          <text:p/>
        </draw:connector>
        <draw:custom-shape draw:style-name="gr30" draw:text-style-name="P14" xml:id="id32" draw:id="id32" draw:layer="layout" svg:width="0.25cm" svg:height="0.251cm" draw:transform="rotate (-3.14159265358979) translate (9.738cm 5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1.459cm" svg:height="1.261cm" svg:x="11.512cm" svg:y="3.604cm">
          <text:p text:style-name="P1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1.6cm" svg:height="1.6cm" draw:transform="rotate (-3.14159265358979) translate (10.414cm 5.0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9.738cm" svg:y1="4.234cm" svg:x2="11.507cm" svg:y2="4.233cm" draw:start-shape="id33" draw:start-glue-point="6" svg:d="M9738 4234c1702 0 818-1 1769-1" svg:viewBox="0 0 1770 2">
          <text:p/>
        </draw:connector>
        <draw:custom-shape draw:style-name="gr30" draw:text-style-name="P14" xml:id="id33" draw:id="id33" draw:layer="layout" svg:width="0.25cm" svg:height="0.251cm" draw:transform="rotate (-3.14159265358979) translate (9.738cm 4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1.259cm" svg:height="1.261cm" svg:x="11.507cm" svg:y="8.403cm">
          <text:p text:style-name="P12"><text:span text:style-name="T2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1.262cm" svg:height="1.261cm" draw:transform="rotate (-3.14159265358979) translate (14.028cm 9.6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3.521cm" svg:y1="9.034cm" svg:x2="15.29cm" svg:y2="9.033cm" draw:start-shape="id34" draw:start-glue-point="6" draw:end-shape="id35" draw:end-glue-point="3" svg:d="M13521 9034c1312 0 428-1 1769-1" svg:viewBox="0 0 1770 2">
          <text:p/>
        </draw:connector>
        <draw:custom-shape draw:style-name="gr30" draw:text-style-name="P14" xml:id="id34" draw:id="id34" draw:layer="layout" svg:width="0.25cm" svg:height="0.251cm" draw:transform="rotate (-3.14159265358979) translate (13.521cm 9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xml:id="id35" draw:id="id35" draw:layer="layout" svg:width="1.262cm" svg:height="1.261cm" svg:x="15.29cm" svg:y="8.403cm">
          <text:p text:style-name="P12"><text:span text:style-name="T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1.259cm" svg:height="1.261cm" draw:transform="rotate (-3.14159265358979) translate (17.811cm 9.6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7.307cm" svg:y1="9.035cm" svg:x2="19.073cm" svg:y2="9.035cm" draw:start-shape="id36" draw:start-glue-point="6" draw:end-shape="id37" draw:end-glue-point="3" svg:d="M17307 9035h1766" svg:viewBox="0 0 1767 1">
          <text:p/>
        </draw:connector>
        <draw:custom-shape draw:style-name="gr30" draw:text-style-name="P14" xml:id="id36" draw:id="id36" draw:layer="layout" svg:width="0.253cm" svg:height="0.251cm" draw:transform="rotate (-3.14159265358979) translate (17.307cm 9.1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xml:id="id37" draw:id="id37" draw:layer="layout" svg:width="1.259cm" svg:height="1.261cm" svg:x="19.073cm" svg:y="8.405cm">
          <text:p text:style-name="P2"><text:span text:style-name="T2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1.259cm" svg:height="1.261cm" svg:x="20.332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xml:id="id38" draw:id="id38" draw:layer="layout" svg:width="0.253cm" svg:height="0.251cm" svg:x="20.836cm" svg:y="8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3" xml:id="id39" draw:id="id39" draw:layer="layout" svg:width="1.459cm" svg:height="1.261cm" svg:x="22.853cm" svg:y="8.404cm">
          <text:p text:style-name="P1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21.089cm" svg:y1="9.037cm" svg:x2="22.853cm" svg:y2="9.034cm" draw:start-shape="id38" draw:start-glue-point="10" draw:end-shape="id39" draw:end-glue-point="3" svg:d="M21089 9037c1323 0 441-3 1764-3" svg:viewBox="0 0 1765 4">
          <text:p/>
        </draw:connector>
        <draw:custom-shape draw:style-name="gr34" draw:text-style-name="P4" draw:layer="layout" svg:width="1.6cm" svg:height="1.6cm" draw:transform="rotate (-3.14159265358979) translate (10.414cm 9.8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9.738cm" svg:y1="9.034cm" svg:x2="11.507cm" svg:y2="9.033cm" draw:start-shape="id40" draw:start-glue-point="6" svg:d="M9738 9034c1702 0 818-1 1769-1" svg:viewBox="0 0 1770 2">
          <text:p/>
        </draw:connector>
        <draw:custom-shape draw:style-name="gr30" draw:text-style-name="P14" xml:id="id40" draw:id="id40" draw:layer="layout" svg:width="0.25cm" svg:height="0.251cm" draw:transform="rotate (-3.14159265358979) translate (9.738cm 9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.6cm" svg:height="1.6cm" draw:transform="rotate (-3.14159265358979) translate (10.414cm 8.2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9.738cm" svg:y1="7.434cm" svg:x2="11.507cm" svg:y2="7.433cm" draw:start-shape="id41" draw:start-glue-point="6" svg:d="M9738 7434c1702 0 818-1 1769-1" svg:viewBox="0 0 1770 2">
          <text:p/>
        </draw:connector>
        <draw:custom-shape draw:style-name="gr30" draw:text-style-name="P14" xml:id="id41" draw:id="id41" draw:layer="layout" svg:width="0.25cm" svg:height="0.251cm" draw:transform="rotate (-3.14159265358979) translate (9.738cm 7.5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3" draw:layer="layout" svg:width="1.459cm" svg:height="1.261cm" svg:x="11.512cm" svg:y="11.604cm">
          <text:p text:style-name="P1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1.6cm" svg:height="1.6cm" draw:transform="rotate (-3.14159265358979) translate (10.414cm 13.0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9.738cm" svg:y1="12.234cm" svg:x2="11.507cm" svg:y2="12.233cm" draw:start-shape="id42" draw:start-glue-point="6" svg:d="M9738 12234c1702 0 818-1 1769-1" svg:viewBox="0 0 1770 2">
          <text:p/>
        </draw:connector>
        <draw:custom-shape draw:style-name="gr30" draw:text-style-name="P14" xml:id="id42" draw:id="id42" draw:layer="layout" svg:width="0.25cm" svg:height="0.251cm" draw:transform="rotate (-3.14159265358979) translate (9.738cm 12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459cm" svg:height="1.261cm" svg:x="11.512cm" svg:y="10.004cm">
          <text:p text:style-name="P1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1.6cm" svg:height="1.6cm" draw:transform="rotate (-3.14159265358979) translate (10.414cm 11.4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9.738cm" svg:y1="10.634cm" svg:x2="11.507cm" svg:y2="10.633cm" draw:start-shape="id43" draw:start-glue-point="6" svg:d="M9738 10634c1702 0 818-1 1769-1" svg:viewBox="0 0 1770 2">
          <text:p/>
        </draw:connector>
        <draw:custom-shape draw:style-name="gr30" draw:text-style-name="P14" xml:id="id43" draw:id="id43" draw:layer="layout" svg:width="0.25cm" svg:height="0.251cm" draw:transform="rotate (-3.14159265358979) translate (9.738cm 10.7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1.259cm" svg:height="1.261cm" svg:x="11.507cm" svg:y="13.203cm">
          <text:p text:style-name="P12"><text:span text:style-name="T2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1.262cm" svg:height="1.261cm" draw:transform="rotate (-3.14159265358979) translate (14.028cm 14.4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3.521cm" svg:y1="13.834cm" svg:x2="15.29cm" svg:y2="13.833cm" draw:start-shape="id44" draw:start-glue-point="6" draw:end-shape="id45" draw:end-glue-point="3" svg:d="M13521 13834c1312 0 428-1 1769-1" svg:viewBox="0 0 1770 2">
          <text:p/>
        </draw:connector>
        <draw:custom-shape draw:style-name="gr30" draw:text-style-name="P14" xml:id="id44" draw:id="id44" draw:layer="layout" svg:width="0.25cm" svg:height="0.251cm" draw:transform="rotate (-3.14159265358979) translate (13.521cm 13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xml:id="id45" draw:id="id45" draw:layer="layout" svg:width="1.262cm" svg:height="1.261cm" svg:x="15.29cm" svg:y="13.203cm">
          <text:p text:style-name="P12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1.259cm" svg:height="1.261cm" draw:transform="rotate (-3.14159265358979) translate (17.811cm 14.4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7.307cm" svg:y1="13.835cm" svg:x2="19.073cm" svg:y2="13.835cm" draw:start-shape="id46" draw:start-glue-point="6" svg:d="M17307 13835h1766" svg:viewBox="0 0 1767 1">
          <text:p/>
        </draw:connector>
        <draw:custom-shape draw:style-name="gr30" draw:text-style-name="P14" xml:id="id46" draw:id="id46" draw:layer="layout" svg:width="0.253cm" svg:height="0.251cm" draw:transform="rotate (-3.14159265358979) translate (17.307cm 13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1.459cm" svg:height="1.261cm" svg:x="19.053cm" svg:y="13.204cm">
          <text:p text:style-name="P1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1.6cm" svg:height="1.6cm" draw:transform="rotate (-3.14159265358979) translate (10.414cm 14.6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9.738cm" svg:y1="13.834cm" svg:x2="11.507cm" svg:y2="13.833cm" draw:start-shape="id47" draw:start-glue-point="6" svg:d="M9738 13834c1702 0 818-1 1769-1" svg:viewBox="0 0 1770 2">
          <text:p/>
        </draw:connector>
        <draw:custom-shape draw:style-name="gr30" draw:text-style-name="P14" xml:id="id47" draw:id="id47" draw:layer="layout" svg:width="0.25cm" svg:height="0.251cm" draw:transform="rotate (-3.14159265358979) translate (9.738cm 13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9cm" svg:height="1.6cm" svg:x="7.614cm" svg:y="3.434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13cm" svg:y="5.034cm">
          <text:p text:style-name="P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13cm" svg:y="6.634cm">
          <text:p text:style-name="P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12cm" svg:y="8.234cm">
          <text:p text:style-name="P8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14cm" svg:y="9.834cm">
          <text:p text:style-name="P8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13cm" svg:y="11.434cm">
          <text:p text:style-name="P8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0.9cm" svg:height="1.6cm" svg:x="7.613cm" svg:y="13.034cm">
          <text:p text:style-name="P8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1.259cm" svg:height="1.261cm" svg:x="11.496cm" svg:y="6.792cm">
          <text:p text:style-name="P12"><text:span text:style-name="T2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1.262cm" svg:height="1.261cm" draw:transform="rotate (-3.14159265358979) translate (14.017cm 8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curve" svg:x1="13.51cm" svg:y1="7.423cm" svg:x2="15.279cm" svg:y2="7.422cm" draw:start-shape="id48" draw:start-glue-point="6" svg:d="M13510 7423c1702 0 818-1 1769-1" svg:viewBox="0 0 1770 2">
          <text:p/>
        </draw:connector>
        <draw:custom-shape draw:style-name="gr30" draw:text-style-name="P14" xml:id="id48" draw:id="id48" draw:layer="layout" svg:width="0.25cm" svg:height="0.251cm" draw:transform="rotate (-3.14159265358979) translate (13.51cm 7.5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1.459cm" svg:height="1.261cm" svg:x="15.301cm" svg:y="6.823cm">
          <text:p text:style-name="P1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5.5cm" svg:height="1.6cm" svg:x="0cm" svg:y="-2.2cm">
          <text:p text:style-name="P1"><text:span text:style-name="T1">Separate chain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6cm" svg:height="0.802cm" draw:transform="rotate (-0.00261799387799158) translate (8.812cm 14.628cm)">
          <text:p text:style-name="P9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frame draw:style-name="gr47" draw:text-style-name="P15" draw:layer="layout" svg:width="13.842cm" svg:height="9.778cm" svg:x="13.315cm" svg:y="2.731cm">
          <draw:image xlink:href="Pictures/100000000000028E000001CE297B13DA1794F4F4.png" xlink:type="simple" xlink:show="embed" xlink:actuate="onLoad" loext:mime-type="image/png">
            <text:p/>
          </draw:image>
        </draw:frame>
        <draw:custom-shape draw:style-name="gr21" draw:text-style-name="P1" draw:layer="layout" svg:width="5.5cm" svg:height="1.6cm" svg:x="0cm" svg:y="-2.2cm">
          <text:p text:style-name="P1"><text:span text:style-name="T1">Cluster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8T11:22:36.283000000</dc:date>
    <meta:editing-duration>P3DT5H3M54S</meta:editing-duration>
    <meta:editing-cycles>162</meta:editing-cycles>
    <meta:generator>LibreOffice/6.4.5.2$Windows_X86_64 LibreOffice_project/a726b36747cf2001e06b58ad5db1aa3a9a1872d6</meta:generator>
    <meta:document-statistic meta:object-count="205"/>
  </office:meta>
</office:document-meta>
</file>